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application/x-openoffice-gdimetafile;windows_formatname=&quot;GDIMetaFile&quot;" manifest:full-path="ObjectReplacements/Object 3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756in"/>
    </style:style>
    <style:style style:name="co2" style:family="table-column">
      <style:table-column-properties fo:break-before="auto" style:column-width="1.0811in"/>
    </style:style>
    <style:style style:name="co3" style:family="table-column">
      <style:table-column-properties fo:break-before="auto" style:column-width="1.7126in"/>
    </style:style>
    <style:style style:name="co4" style:family="table-column">
      <style:table-column-properties fo:break-before="auto" style:column-width="0.7244in"/>
    </style:style>
    <style:style style:name="ro1" style:family="table-row">
      <style:table-row-properties style:row-height="0.1791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number-columns-repeated="1021" table:default-cell-style-name="Excel_20_Built-in_20_Normal"/>
        <table:table-row table:style-name="ro1">
          <table:table-cell office:value-type="string">
            <text:p>Amperage (A)</text:p>
          </table:table-cell>
          <table:table-cell office:value-type="string">
            <text:p>Voltage (V)</text:p>
          </table:table-cell>
          <table:table-cell office:value-type="string">
            <text:p>log(Amperage)</text:p>
          </table:table-cell>
          <table:table-cell>
            <draw:frame table:end-cell-address="Sheet1.M21" table:end-x="0.5157in" table:end-y="0.1461in" draw:z-index="0" draw:style-name="gr1" draw:text-style-name="P1" svg:width="6.2988in" svg:height="3.5429in" svg:x="0.7114in" svg:y="0.1728in">
              <draw:object draw:notify-on-update-of-ranges="Sheet1.B2:Sheet1.B12 Sheet1.C2:Sheet1.C12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1020"/>
        </table:table-row>
        <table:table-row table:style-name="ro1">
          <table:table-cell table:formula="of:=1.7*(10^-10)" office:value-type="float" office:value="0.00000000017">
            <text:p>1.7E-010</text:p>
          </table:table-cell>
          <table:table-cell office:value-type="float" office:value="0.0087">
            <text:p>0.0087</text:p>
          </table:table-cell>
          <table:table-cell table:formula="of:=LN([.A2])" office:value-type="float" office:value="-22.4952226788783">
            <text:p>-22.4952226789</text:p>
          </table:table-cell>
          <table:table-cell table:number-columns-repeated="1021"/>
        </table:table-row>
        <table:table-row table:style-name="ro1">
          <table:table-cell table:formula="of:=1.03*(10^-9)" office:value-type="float" office:value="0.00000000103">
            <text:p>0.000000001</text:p>
          </table:table-cell>
          <table:table-cell office:value-type="float" office:value="0.0441">
            <text:p>0.0441</text:p>
          </table:table-cell>
          <table:table-cell table:formula="of:=LN([.A3])" office:value-type="float" office:value="-20.6937070347049">
            <text:p>-20.6937070347</text:p>
          </table:table-cell>
          <table:table-cell table:number-columns-repeated="1021"/>
        </table:table-row>
        <table:table-row table:style-name="ro1">
          <table:table-cell table:formula="of:=1.036*(10^-8)" office:value-type="float" office:value="0.00000001036">
            <text:p>1.036E-008</text:p>
          </table:table-cell>
          <table:table-cell office:value-type="float" office:value="0.1161">
            <text:p>0.1161</text:p>
          </table:table-cell>
          <table:table-cell table:formula="of:=LN([.A4])" office:value-type="float" office:value="-18.3853136001151">
            <text:p>-18.3853136001</text:p>
          </table:table-cell>
          <table:table-cell table:number-columns-repeated="1021"/>
        </table:table-row>
        <table:table-row table:style-name="ro1">
          <table:table-cell table:formula="of:=1.003*(10^-7)" office:value-type="float" office:value="0.0000001003">
            <text:p>1.003E-007</text:p>
          </table:table-cell>
          <table:table-cell office:value-type="float" office:value="0.214">
            <text:p>0.214</text:p>
          </table:table-cell>
          <table:table-cell table:formula="of:=LN([.A5])" office:value-type="float" office:value="-16.1151001419785">
            <text:p>-16.115100142</text:p>
          </table:table-cell>
          <table:table-cell table:number-columns-repeated="1021"/>
        </table:table-row>
        <table:table-row table:style-name="ro1">
          <table:table-cell table:formula="of:=1.001*(10^-6)" office:value-type="float" office:value="0.000001001">
            <text:p>0.000001001</text:p>
          </table:table-cell>
          <table:table-cell office:value-type="float" office:value="0.32">
            <text:p>0.32</text:p>
          </table:table-cell>
          <table:table-cell table:formula="of:=LN([.A6])" office:value-type="float" office:value="-13.8145110576312">
            <text:p>-13.8145110576</text:p>
          </table:table-cell>
          <table:table-cell table:number-columns-repeated="1021"/>
        </table:table-row>
        <table:table-row table:style-name="ro1">
          <table:table-cell table:formula="of:=9.1856*(10^-6)" office:value-type="float" office:value="0.0000091856">
            <text:p>9.1856E-006</text:p>
          </table:table-cell>
          <table:table-cell office:value-type="float" office:value="0.4201">
            <text:p>0.4201</text:p>
          </table:table-cell>
          <table:table-cell table:formula="of:=LN([.A7])" office:value-type="float" office:value="-11.597873517533">
            <text:p>-11.5978735175</text:p>
          </table:table-cell>
          <table:table-cell table:number-columns-repeated="1021"/>
        </table:table-row>
        <table:table-row table:style-name="ro1">
          <table:table-cell table:formula="of:=9.62942*(10^-5)" office:value-type="float" office:value="0.0000962942">
            <text:p>9.62942E-005</text:p>
          </table:table-cell>
          <table:table-cell office:value-type="float" office:value="0.5137">
            <text:p>0.5137</text:p>
          </table:table-cell>
          <table:table-cell table:formula="of:=LN([.A8])" office:value-type="float" office:value="-9.24810246942675">
            <text:p>-9.2481024694</text:p>
          </table:table-cell>
          <table:table-cell table:number-columns-repeated="1021"/>
        </table:table-row>
        <table:table-row table:style-name="ro1">
          <table:table-cell table:formula="of:=9.9288*(10^-4)" office:value-type="float" office:value="0.00099288">
            <text:p>0.00099288</text:p>
          </table:table-cell>
          <table:table-cell office:value-type="float" office:value="0.631">
            <text:p>0.631</text:p>
          </table:table-cell>
          <table:table-cell table:formula="of:=LN([.A9])" office:value-type="float" office:value="-6.91490074714301">
            <text:p>-6.9149007471</text:p>
          </table:table-cell>
          <table:table-cell table:number-columns-repeated="1021"/>
        </table:table-row>
        <table:table-row table:style-name="ro1">
          <table:table-cell office:value-type="float" office:value="0.0099597">
            <text:p>0.0099597</text:p>
          </table:table-cell>
          <table:table-cell office:value-type="float" office:value="0.76">
            <text:p>0.76</text:p>
          </table:table-cell>
          <table:table-cell table:formula="of:=LN([.A10])" office:value-type="float" office:value="-4.60920832832119">
            <text:p>-4.6092083283</text:p>
          </table:table-cell>
          <table:table-cell table:number-columns-repeated="1021"/>
        </table:table-row>
        <table:table-row table:style-name="ro1">
          <table:table-cell table:style-name="Default" office:value-type="float" office:value="0.1021">
            <text:p>0.1021</text:p>
          </table:table-cell>
          <table:table-cell table:style-name="Default" office:value-type="float" office:value="0.796">
            <text:p>0.796</text:p>
          </table:table-cell>
          <table:table-cell table:formula="of:=LN([.A11])" office:value-type="float" office:value="-2.28180255381152">
            <text:p>-2.2818025538</text:p>
          </table:table-cell>
          <table:table-cell table:number-columns-repeated="1021"/>
        </table:table-row>
        <table:table-row table:style-name="ro1">
          <table:table-cell table:style-name="Default" office:value-type="float" office:value="1.03">
            <text:p>1.03</text:p>
          </table:table-cell>
          <table:table-cell table:style-name="Default" office:value-type="float" office:value="0.88">
            <text:p>0.88</text:p>
          </table:table-cell>
          <table:table-cell table:formula="of:=LN([.A12])" office:value-type="float" office:value="0.0295588022415444">
            <text:p>0.0295588022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0.104">
            <text:p>0.104</text:p>
          </table:table-cell>
          <table:table-cell office:value-type="float" office:value="0.89">
            <text:p>0.89</text:p>
          </table:table-cell>
          <table:table-cell table:formula="of:=LN([.A15])" office:value-type="float" office:value="-2.26336437984076">
            <text:p>-2.2633643798</text:p>
          </table:table-cell>
          <table:table-cell table:number-columns-repeated="1021"/>
        </table:table-row>
        <table:table-row table:style-name="ro1">
          <table:table-cell office:value-type="float" office:value="0.98">
            <text:p>0.98</text:p>
          </table:table-cell>
          <table:table-cell office:value-type="float" office:value="1.664">
            <text:p>1.664</text:p>
          </table:table-cell>
          <table:table-cell table:formula="of:=LN([.A16])" office:value-type="float" office:value="-0.0202027073175195">
            <text:p>-0.0202027073</text:p>
          </table:table-cell>
          <table:table-cell table:number-columns-repeated="1021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US">
      <number:number number:min-integer-digits="1"/>
    </number:number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number number:decimal-places="0" number:min-integer-digits="1" number:grouping="true"/>
      <number:text> </number:text>
    </number:number-style>
    <number:number-style style:name="N8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3P0"/>
    </number:number-style>
    <number:number-style style:name="N8135P0" style:volatile="true" number:language="en" number:country="US">
      <number:number number:decimal-places="2" number:min-integer-digits="1" number:grouping="true"/>
      <number:text> </number:text>
    </number:number-style>
    <number:number-style style:name="N8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5P0"/>
    </number:number-style>
    <number:number-style style:name="N8136P0" style:volatile="true" number:language="en" number:country="US">
      <number:number number:decimal-places="2" number:min-integer-digits="1" number:grouping="true"/>
      <number:text> </number:text>
    </number:number-style>
    <number:number-style style:name="N8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6P0"/>
    </number:number-style>
    <number:number-style style:name="N8139P0" style:volatile="true" number:language="en" number:country="US">
      <number:number number:decimal-places="0" number:min-integer-digits="1" number:grouping="true"/>
      <number:text> </number:text>
    </number:number-style>
    <number:number-style style:name="N8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9P2" style:volatile="true" number:language="en" number:country="US">
      <number:text> - </number:text>
    </number:number-style>
    <number:text-style style:name="N8139" number:language="en" number:country="US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currency-style style:name="N8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2P2" style:volatile="true" number:language="en" number:country="US">
      <number:currency-symbol/>
      <number:text>- </number:text>
    </number:currency-style>
    <number:text-style style:name="N8142" number:language="en" number:country="US">
      <number:text-content/>
      <number:text> </number:text>
      <style:map style:condition="value()&gt;0" style:apply-style-name="N8142P0"/>
      <style:map style:condition="value()&lt;0" style:apply-style-name="N8142P1"/>
      <style:map style:condition="value()=0" style:apply-style-name="N8142P2"/>
    </number:text-style>
    <number:number-style style:name="N8145P0" style:volatile="true" number:language="en" number:country="US">
      <number:number number:decimal-places="2" number:min-integer-digits="1" number:grouping="true"/>
      <number:text> </number:text>
    </number:number-style>
    <number:number-style style:name="N8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45" number:language="en" number:country="US">
      <number:text-content/>
      <number:text> </number:text>
      <style:map style:condition="value()&gt;0" style:apply-style-name="N8145P0"/>
      <style:map style:condition="value()&lt;0" style:apply-style-name="N8145P1"/>
      <style:map style:condition="value()=0" style:apply-style-name="N8145P2"/>
    </number:text-style>
    <number:currency-style style:name="N8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8" number:language="en" number:country="US">
      <number:text-content/>
      <number:text> </number:text>
      <style:map style:condition="value()&gt;0" style:apply-style-name="N8148P0"/>
      <style:map style:condition="value()&lt;0" style:apply-style-name="N8148P1"/>
      <style:map style:condition="value()=0" style:apply-style-name="N8148P2"/>
    </number:text-style>
    <number:time-style style:name="N8149" number:language="en" number:country="US">
      <number:minutes number:style="long"/>
      <number:text>:</number:text>
      <number:seconds number:style="long"/>
    </number:time-style>
    <number:time-style style:name="N8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1" number:language="en" number:country="US">
      <number:minutes number:style="long"/>
      <number:text>:</number:text>
      <number:seconds number:style="long" number:decimal-places="1"/>
    </number:time-style>
    <number:number-style style:name="N8152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10">10/10/2013</text:date>, <text:time>20:27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0.0$Unix OpenOffice.org_project/400m3$Build-9702</meta:generator>
    <dc:date>2013-10-10T20:27:06</dc:date>
    <dc:creator>Courtney Keeler</dc:creator>
    <meta:editing-duration>PT1H55M15S</meta:editing-duration>
    <meta:editing-cycles>2</meta:editing-cycles>
    <meta:document-statistic meta:table-count="1" meta:cell-count="42" meta:object-count="1"/>
  </office:meta>
</office:document-meta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8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symbol-type="automatic" chart:include-hidden-cells="false" chart:auto-position="true" chart:auto-size="true" chart:treat-empty-cells="ignore" chart:right-angled-axes="true" chart:regression-type="linear"/>
    </style:style>
    <style:style style:name="ch3" style:family="chart" style:data-style-name="N800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8000">
      <style:chart-properties chart:symbol-type="named-symbol" chart:symbol-name="square" chart:symbol-width="0.25cm" chart:symbol-height="0.25cm" chart:regression-type="linear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Sheet1.B2:Sheet1.C12" svg:x="1.321cm" svg:y="0.855cm" svg:width="14.039cm" svg:height="6.994cm">
          <chartooo:coordinate-region svg:x="2.089cm" svg:y="1.047cm" svg:width="13.168cm" svg:height="6.611cm"/>
          <chart:axis chart:dimension="x" chart:name="primary-x" chart:style-name="ch3">
            <chart:title svg:x="8.092cm" svg:y="8.029cm" chart:style-name="ch4">
              <text:p>Vd</text:p>
            </chart:title>
          </chart:axis>
          <chart:axis chart:dimension="y" chart:name="primary-y" chart:style-name="ch3">
            <chart:title svg:x="0.451cm" svg:y="4.859cm" chart:style-name="ch5">
              <text:p>log(Id)</text:p>
            </chart:title>
            <chart:grid chart:style-name="ch6" chart:class="major"/>
          </chart:axis>
          <chart:series chart:style-name="ch7" chart:values-cell-range-address="Sheet1.C2:Sheet1.C12" chart:class="chart:scatter">
            <chart:domain table:cell-range-address="Sheet1.B2:Sheet1.B12"/>
            <chart:regression-curve chart:style-name="ch8">
              <chart:equation chart:display-equation="false" chart:display-r-square="true" svg:x="10.8cm" svg:y="1.203cm"/>
            </chart:regression-curve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87">
                <text:p>0.0087</text:p>
                <draw:g>
                  <svg:desc>Sheet1.B2:Sheet1.B12</svg:desc>
                </draw:g>
              </table:table-cell>
              <table:table-cell office:value-type="float" office:value="-22.4952226788783">
                <text:p>-22.4952226788783</text:p>
                <draw:g>
                  <svg:desc>Sheet1.C2:Sheet1.C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441">
                <text:p>0.0441</text:p>
              </table:table-cell>
              <table:table-cell office:value-type="float" office:value="-20.6937070347049">
                <text:p>-20.693707034704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161">
                <text:p>0.1161</text:p>
              </table:table-cell>
              <table:table-cell office:value-type="float" office:value="-18.3853136001151">
                <text:p>-18.385313600115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14">
                <text:p>0.214</text:p>
              </table:table-cell>
              <table:table-cell office:value-type="float" office:value="-16.1151001419785">
                <text:p>-16.115100141978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2">
                <text:p>0.32</text:p>
              </table:table-cell>
              <table:table-cell office:value-type="float" office:value="-13.8145110576312">
                <text:p>-13.81451105763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4201">
                <text:p>0.4201</text:p>
              </table:table-cell>
              <table:table-cell office:value-type="float" office:value="-11.597873517533">
                <text:p>-11.5978735175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5137">
                <text:p>0.5137</text:p>
              </table:table-cell>
              <table:table-cell office:value-type="float" office:value="-9.24810246942675">
                <text:p>-9.248102469426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631">
                <text:p>0.631</text:p>
              </table:table-cell>
              <table:table-cell office:value-type="float" office:value="-6.91490074714301">
                <text:p>-6.9149007471430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76">
                <text:p>0.76</text:p>
              </table:table-cell>
              <table:table-cell office:value-type="float" office:value="-4.60920832832119">
                <text:p>-4.6092083283211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796">
                <text:p>0.796</text:p>
              </table:table-cell>
              <table:table-cell office:value-type="float" office:value="-2.28180255381152">
                <text:p>-2.2818025538115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88">
                <text:p>0.88</text:p>
              </table:table-cell>
              <table:table-cell office:value-type="float" office:value="0.0295588022415444">
                <text:p>0.029558802241544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0$Unix OpenOffice.org_project/400m3$Build-970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